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describes manifest for ZeroVM NaCl application.</text:p>
      <text:p text:style-name="P1">update: a new design</text:p>
      <text:p text:style-name="P1">-------------------------------------------------------------</text:p>
      <text:p text:style-name="P1"/>
      <text:p text:style-name="P1"/>
      <text:p text:style-name="P1">Description:</text:p>
      <text:p text:style-name="P1">The manifest is a text file which must be provided in order to run a NaCl application inside ZeroVM. </text:p>
      <text:p text:style-name="P1">Manifest samples can be found in "samples" directory.</text:p>
      <text:p text:style-name="P1"/>
      <text:p text:style-name="P1">list of available keywords:</text:p>
      <text:p text:style-name="P1">Version</text:p>
      <text:p text:style-name="P1">Program</text:p>
      <text:p text:style-name="P1">Channel</text:p>
      <text:p text:style-name="P1">Memory</text:p>
      <text:p text:style-name="P1">Timeout</text:p>
      <text:p text:style-name="P1">Node</text:p>
      <text:p text:style-name="P1">Etag</text:p>
      <text:p text:style-name="P1">NameServer</text:p>
      <text:p text:style-name="P1"/>
      <text:p text:style-name="P1">Structure:</text:p>
      <text:p text:style-name="P1">- each valid line must contain exactly only one key and value(s) separated by exactly one '=' sign</text:p>
      <text:p text:style-name="P1">- both key and value may contain spaces</text:p>
      <text:p text:style-name="P1">- key and value case does matter: "key" and "KeY" are treated as a different keywords</text:p>
      <text:p text:style-name="P1">- spaces around key/value will be ignored</text:p>
      <text:p text:style-name="P1">- lines are delimited with EOL (unix or windows style)</text:p>
      <text:p text:style-name="P1">- invalid lines will be ignored</text:p>
      <text:p text:style-name="P1">- lines with unknown keywords (not mentioned below) will be ignored</text:p>
      <text:p text:style-name="P1">- "Channel" expects complex values: comma separated fields </text:p>
      <text:p text:style-name="P1"/>
      <text:p text:style-name="P1">List of valid keywords:</text:p>
      <text:p text:style-name="P1">Channel</text:p>
      <text:p text:style-name="P1"><text:s text:c="2"/>(obligatory, 8 comma separated fields strings and integers)</text:p>
      <text:p text:style-name="P1"><text:s text:c="2"/>Description of a channel. The order does matter. example:</text:p>
      <text:p text:style-name="P1"><text:s text:c="2"/>Channel = /home/dazo/git/zerovm/samples/sort/sort.stdout.log, /dev/stdout, 5, 0, 0, 99999999, 99999999</text:p>
      <text:p text:style-name="P1"><text:s text:c="2"/>where: </text:p>
      <text:p text:style-name="P1"><text:s text:c="4"/>[1] trusted channel name (n/a for the user), </text:p>
      <text:p text:style-name="P1"><text:s text:c="4"/>[2] untrusted channel name, </text:p>
      <text:p text:style-name="P1"><text:s text:c="4"/>[3] access type, </text:p>
      <text:p text:style-name="P1"><text:s text:c="4"/>[4] etag disabled/enabled (0/1),</text:p>
      <text:p text:style-name="P1"><text:s text:c="4"/>[5] gets limit, </text:p>
      <text:p text:style-name="P1"><text:s text:c="4"/>[6] get size limits, </text:p>
      <text:p text:style-name="P1"><text:s text:c="4"/>[7] puts limit, </text:p>
      <text:p text:style-name="P1"><text:s text:c="4"/>[8] put size limits</text:p>
      <text:p text:style-name="P1"><text:s text:c="2"/>Each manifest SHOULD have at least three Channel configuration entries for the standard devices: stdin, stdout, stderr</text:p>
      <text:p text:style-name="P1"><text:s text:c="2"/>Example (maps all channels to /dev/null):</text:p>
      <text:p text:style-name="P1"><text:s text:c="4"/>Channel = /dev/null, /dev/stdin, 0, 0, 0, 0, 0, 0</text:p>
      <text:p text:style-name="P1"><text:s text:c="4"/>Channel = /dev/null, /dev/stdout, 0, 1, 0, 0, 0, 0</text:p>
      <text:p text:style-name="P1"><text:s text:c="4"/>Channel = /dev/null, /dev/stderr, 0, 1, 0, 0, 0, 0</text:p>
      <text:p text:style-name="P1"><text:s text:c="2"/>network channels has same fields, but the very 1st one (trusted channel name) has special form:</text:p>
      <text:p text:style-name="P1"><text:s text:c="2"/>protocol:address:port</text:p>
      <text:p text:style-name="P1"><text:s text:c="2"/>where</text:p>
      <text:p text:style-name="P1"><text:s text:c="4"/>protocol can be tcp (or udp for name server)</text:p>
      <text:p text:style-name="P1"><text:s text:c="4"/>address is IPv4 or integer representaion of it</text:p>
      <text:p text:style-name="P1"><text:s text:c="4"/>port is 16 bit integer or empty (if name server used)</text:p>
      <text:p text:style-name="P1"><text:s text:c="2"/></text:p>
      <text:p text:style-name="P1">Version</text:p>
      <text:p text:style-name="P1"><text:soft-page-break/><text:s text:c="2"/>(obligatory, string)</text:p>
      <text:p text:style-name="P1"><text:s text:c="2"/>currently ZeroVM is not backward compatible with the older manifest versions.</text:p>
      <text:p text:style-name="P1"><text:s text:c="2"/>working version is 20130611</text:p>
      <text:p text:style-name="P1">Program</text:p>
      <text:p text:style-name="P1"><text:s text:c="2"/>(obligatory, string)</text:p>
      <text:p text:style-name="P1"><text:s text:c="2"/>NaCl module to validate and run, full path</text:p>
      <text:p text:style-name="P1">Timeout</text:p>
      <text:p text:style-name="P1"><text:s text:c="2"/>(obligatory, unsigned 32-bit integer)</text:p>
      <text:p text:style-name="P1"><text:s text:c="2"/>time out in seconds. ZeroVM will stop user program and exit after the specified period</text:p>
      <text:p text:style-name="P1">Memory</text:p>
      <text:p text:style-name="P1"><text:s text:c="2"/>(obligatory, 2 comma separated integers)</text:p>
      <text:p text:style-name="P1"><text:s text:c="2"/>1st argument Specifies the memory size in bytes available for the user program. If specified</text:p>
      <text:p text:style-name="P1"><text:s text:c="2"/>ZeroVM will allocate all memory before nexe start and will not use real memory</text:p>
      <text:p text:style-name="P1"><text:s text:c="2"/>allocation syscalls due nexe runtime. MemMax should take in account that 16mb should be</text:p>
      <text:p text:style-name="P1"><text:s text:c="2"/>reserved for the user stack, 1mb+ - for nexe code and data, and some memory for system area</text:p>
      <text:p text:style-name="P1"><text:s text:c="2"/>the 2nd argument is etag switch: 0 - disabled, 1 - enabled</text:p>
      <text:p text:style-name="P1">NameServer</text:p>
      <text:p text:style-name="P1"><text:s text:c="2"/>(optional, string)</text:p>
      <text:p text:style-name="P1"><text:s text:c="2"/>the address of name server. name server resolves zerovm provided network channels.</text:p>
      <text:p text:style-name="P1"><text:s text:c="2"/>only supported protocol is udp. notation used to specify the address is not standard</text:p>
      <text:p text:style-name="P1"><text:s text:c="2"/>since 1. it is internal thing, 2. it is more simple to parse such pseudo url. the</text:p>
      <text:p text:style-name="P1"><text:s text:c="2"/>same notation used for network channels.</text:p>
      <text:p text:style-name="P1"><text:s text:c="2"/>NameServer = udp:127.0.0.1:54321</text:p>
      <text:p text:style-name="P1"><text:s text:c="2"/>udp - protocol</text:p>
      <text:p text:style-name="P1"><text:s text:c="2"/>127.0.0.1 - server ip address</text:p>
      <text:p text:style-name="P1"><text:s text:c="2"/>54321 - server port</text:p>
      <text:p text:style-name="P1"><text:s text:c="2"/>note: it is possible to use integer ip representation instead of IPv4</text:p>
      <text:p text:style-name="P1">Node</text:p>
      <text:p text:style-name="P1"><text:s text:c="2"/>(optional, unsigned 32-bit integer)</text:p>
      <text:p text:style-name="P1"><text:s text:c="2"/>Specifies the node id (not available for the untrusted code). The node id should </text:p>
      <text:p text:style-name="P1"><text:s text:c="2"/>be greater then 0.</text:p>
      <text:p text:style-name="P1"><text:s text:c="2"/>Example:</text:p>
      <text:p text:style-name="P1"><text:s text:c="2"/>NodeName = 1</text:p>
      <text:p text:style-name="P1">Etag</text:p>
      <text:p text:style-name="P1"><text:s text:c="2"/>(optional, single value)</text:p>
      <text:p text:style-name="P1"><text:s text:c="2"/>reserved</text:p>
      <text:p text:style-name="P1"/>
      <text:p text:style-name="P1">Both keywords and values have size limit of 64kb. The manifest file size limited</text:p>
      <text:p text:style-name="P1">to 0x100000. The limitations can be changed in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odymyr </meta:initial-creator>
    <meta:creation-date>2013-08-03T16:44:59</meta:creation-date>
    <dc:date>2013-08-12T20:35:19</dc:date>
    <dc:creator>volodymyr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89" meta:word-count="565" meta:character-count="3620" meta:non-whitespace-character-count="2997"/>
  </office:meta>
</office:document-meta>
</file>